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N663~35d" svg:font-family="N663~35d"/>
    <style:font-face style:name="N677" svg:font-family="N677"/>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irthmonths" style:family="table">
      <style:table-properties style:width="17.013cm" fo:margin-left="0cm" fo:margin-right="-0.012cm" table:align="margins"/>
    </style:style>
    <style:style style:name="Birthmonths.A" style:family="table-column">
      <style:table-column-properties style:column-width="1.667cm" style:rel-column-width="6421*"/>
    </style:style>
    <style:style style:name="Birthmonths.B" style:family="table-column">
      <style:table-column-properties style:column-width="1.244cm" style:rel-column-width="4790*"/>
    </style:style>
    <style:style style:name="Birthmonths.C" style:family="table-column">
      <style:table-column-properties style:column-width="1.012cm" style:rel-column-width="3900*"/>
    </style:style>
    <style:style style:name="Birthmonths.D" style:family="table-column">
      <style:table-column-properties style:column-width="1.475cm" style:rel-column-width="5680*"/>
    </style:style>
    <style:style style:name="Birthmonths.E" style:family="table-column">
      <style:table-column-properties style:column-width="1.139cm" style:rel-column-width="4389*"/>
    </style:style>
    <style:style style:name="Birthmonths.F" style:family="table-column">
      <style:table-column-properties style:column-width="1.309cm" style:rel-column-width="5041*"/>
    </style:style>
    <style:style style:name="Birthmonths.G" style:family="table-column">
      <style:table-column-properties style:column-width="1.307cm" style:rel-column-width="5034*"/>
    </style:style>
    <style:style style:name="Birthmonths.H" style:family="table-column">
      <style:table-column-properties style:column-width="1.113cm" style:rel-column-width="4287*"/>
    </style:style>
    <style:style style:name="Birthmonths.I" style:family="table-column">
      <style:table-column-properties style:column-width="1.429cm" style:rel-column-width="5503*"/>
    </style:style>
    <style:style style:name="Birthmonths.J" style:family="table-column">
      <style:table-column-properties style:column-width="1.381cm" style:rel-column-width="5320*"/>
    </style:style>
    <style:style style:name="Birthmonths.M" style:family="table-column">
      <style:table-column-properties style:column-width="1.323cm" style:rel-column-width="5095*"/>
    </style:style>
    <style:style style:name="Birthmonths.A1" style:family="table-cell">
      <style:table-cell-properties fo:padding="0.097cm" fo:border="0.002cm solid #000000"/>
    </style:style>
    <style:style style:name="Birthmonths.A2" style:family="table-cell">
      <style:table-cell-properties fo:padding="0.097cm" fo:border-left="0.002cm solid #000000" fo:border-right="none" fo:border-top="none" fo:border-bottom="0.002cm solid #000000"/>
    </style:style>
    <style:style style:name="Birthmonths.M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2.831cm" style:rel-column-width="1605*"/>
    </style:style>
    <style:style style:name="Table1.B" style:family="table-column">
      <style:table-column-properties style:column-width="4.366cm" style:rel-column-width="2475*"/>
    </style:style>
    <style:style style:name="Table1.C" style:family="table-column">
      <style:table-column-properties style:column-width="9.816cm" style:rel-column-width="556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A3" style:family="table-cell">
      <style:table-cell-properties style:vertical-align="bottom" fo:padding="0.097cm" fo:border-left="0.002cm solid #000000" fo:border-right="none"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2.461cm" style:rel-column-width="1395*"/>
    </style:style>
    <style:style style:name="Table2.B" style:family="table-column">
      <style:table-column-properties style:column-width="5.08cm" style:rel-column-width="2880*"/>
    </style:style>
    <style:style style:name="Table2.C" style:family="table-column">
      <style:table-column-properties style:column-width="9.472cm" style:rel-column-width="53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2.566cm" style:rel-column-width="1455*"/>
    </style:style>
    <style:style style:name="Table3.B" style:family="table-column">
      <style:table-column-properties style:column-width="4.683cm" style:rel-column-width="2655*"/>
    </style:style>
    <style:style style:name="Table3.C" style:family="table-column">
      <style:table-column-properties style:column-width="9.763cm" style:rel-column-width="553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2.566cm" style:rel-column-width="1455*"/>
    </style:style>
    <style:style style:name="Table4.B" style:family="table-column">
      <style:table-column-properties style:column-width="4.683cm" style:rel-column-width="2655*"/>
    </style:style>
    <style:style style:name="Table4.C" style:family="table-column">
      <style:table-column-properties style:column-width="9.763cm" style:rel-column-width="553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2.566cm" style:rel-column-width="1455*"/>
    </style:style>
    <style:style style:name="Table5.B" style:family="table-column">
      <style:table-column-properties style:column-width="4.683cm" style:rel-column-width="2655*"/>
    </style:style>
    <style:style style:name="Table5.C" style:family="table-column">
      <style:table-column-properties style:column-width="9.763cm" style:rel-column-width="55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2.566cm" style:rel-column-width="1455*"/>
    </style:style>
    <style:style style:name="Table6.B" style:family="table-column">
      <style:table-column-properties style:column-width="4.948cm" style:rel-column-width="2805*"/>
    </style:style>
    <style:style style:name="Table6.C" style:family="table-column">
      <style:table-column-properties style:column-width="9.499cm" style:rel-column-width="538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2.566cm" style:rel-column-width="1455*"/>
    </style:style>
    <style:style style:name="Table7.B" style:family="table-column">
      <style:table-column-properties style:column-width="4.683cm" style:rel-column-width="2655*"/>
    </style:style>
    <style:style style:name="Table7.C" style:family="table-column">
      <style:table-column-properties style:column-width="9.763cm" style:rel-column-width="553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autospace="none"/>
      <style:text-properties style:font-name="N663~35d" fo:font-size="12pt" style:font-name-asian="N663~35d" style:font-size-asian="12pt" style:font-name-complex="N663~35d" style:font-size-complex="12pt"/>
    </style:style>
    <style:style style:name="P4" style:family="paragraph" style:parent-style-name="Standard">
      <style:text-properties fo:font-size="10pt" style:font-size-asian="10pt" style:font-size-complex="10pt"/>
    </style:style>
    <style:style style:name="P5" style:family="paragraph" style:parent-style-name="Preformatted_20_Text">
      <style:text-properties style:text-underline-style="solid" style:text-underline-width="auto" style:text-underline-color="font-color"/>
    </style:style>
    <style:style style:name="P6" style:family="paragraph" style:parent-style-name="Preformatted_20_Text" style:list-style-name="L1">
      <style:text-properties style:text-underline-style="solid" style:text-underline-width="auto" style:text-underline-color="font-color"/>
    </style:style>
    <style:style style:name="P7" style:family="paragraph" style:parent-style-name="Preformatted_20_Text" style:list-style-name="L2">
      <style:text-properties style:text-underline-style="solid" style:text-underline-width="auto" style:text-underline-color="font-color"/>
    </style:style>
    <style:style style:name="P8" style:family="paragraph" style:parent-style-name="Preformatted_20_Text" style:list-style-name="L3">
      <style:text-properties style:text-underline-style="solid" style:text-underline-width="auto" style:text-underline-color="font-color"/>
    </style:style>
    <style:style style:name="P9" style:family="paragraph" style:parent-style-name="Preformatted_20_Text">
      <style:text-properties style:font-name="Times New Roman1" fo:font-size="10pt" style:font-name-asian="NSimSun" style:font-size-asian="10pt" style:font-name-complex="Courier New" style:font-size-complex="10pt"/>
    </style:style>
    <style:style style:name="P10" style:family="paragraph" style:parent-style-name="Preformatted_20_Text">
      <style:text-properties style:font-name="Times New Roman1" fo:font-size="10pt" fo:font-weight="bold" style:font-name-asian="NSimSun" style:font-size-asian="10pt" style:font-weight-asian="bold" style:font-name-complex="Courier New" style:font-size-complex="10pt" style:font-weight-complex="bold"/>
    </style:style>
    <style:style style:name="P11" style:family="paragraph" style:parent-style-name="Preformatted_20_Text">
      <style:text-properties style:font-name="N677~35a" fo:font-size="12pt" style:font-name-asian="N677~35a" style:font-size-asian="12pt" style:font-name-complex="N677~35a" style:font-size-complex="12pt"/>
    </style:style>
    <style:style style:name="P12" style:family="paragraph" style:parent-style-name="Heading_20_2">
      <style:text-properties fo:font-size="12pt" fo:font-style="normal" style:font-size-asian="12pt" style:font-style-asian="normal" style:font-size-complex="12pt" style:font-style-complex="normal"/>
    </style:style>
    <style:style style:name="P13" style:family="paragraph" style:parent-style-name="Heading_20_3">
      <style:text-properties fo:font-size="11pt" style:font-size-asian="11pt" style:font-size-complex="11pt"/>
    </style:style>
    <style:style style:name="P14" style:family="paragraph" style:parent-style-name="Heading_20_4">
      <style:text-properties fo:font-size="10pt" style:font-size-asian="10pt" style:font-size-complex="10pt"/>
    </style:style>
    <style:style style:name="P15" style:family="paragraph" style:parent-style-name="Table_20_Contents">
      <style:text-properties style:font-name="Times New Roman1" fo:font-size="10pt" style:font-name-asian="NSimSun" style:font-size-asian="10pt" style:font-name-complex="Courier New" style:font-size-complex="10pt"/>
    </style:style>
    <style:style style:name="P16" style:family="paragraph" style:parent-style-name="Table_20_Contents">
      <style:text-properties style:font-name="Times New Roman1" fo:font-size="10pt" fo:font-weight="bold" style:font-name-asian="NSimSun" style:font-size-asian="10pt" style:font-weight-asian="bold" style:font-name-complex="Courier New" style:font-size-complex="10pt" style:font-weight-complex="bold"/>
    </style:style>
    <style:style style:name="T1" style:family="text">
      <style:text-properties style:font-name="Segoe UI"/>
    </style:style>
    <style:style style:name="T2" style:family="text">
      <style:text-properties style:font-name="Times New Roman" fo:font-size="12pt" style:font-name-asian="N663~35d" style:font-size-asian="12pt" style:font-name-complex="N663~35d" style:font-size-complex="12pt"/>
    </style:style>
    <style:style style:name="T3" style:family="text">
      <style:text-properties style:font-name="Times New Roman1" fo:font-size="10pt" style:font-name-asian="NSimSun" style:font-size-asian="10pt" style:font-name-complex="Courier New" style:font-size-complex="10pt"/>
    </style:style>
    <style:style style:name="T4" style:family="text">
      <style:text-properties style:font-name="Times New Roman1" style:font-name-asian="NSimSun" style:font-name-complex="Courier New"/>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his document contains the list of item names that can be used to collect data from the card when using the eidSDK 4.0</text:p>
      <text:p text:style-name="Preformatted_20_Text"/>
      <text:p text:style-name="Preformatted_20_Text">Please read the “RSA Security Inc. Public-Key Cryptography Standards (PKCS)” document first, to understand the pkcs11 API. This document can be found in the doc folder (pkcs-11v2-11r1.pdf).</text:p>
      <text:p text:style-name="Preformatted_20_Text"/>
      <text:h text:style-name="Heading_20_1" text:outline-level="1">Introduction</text:h>
      <text:p text:style-name="Preformatted_20_Text">The eidmw 4.0 SDK consists actually of our pkcs11 implementation (presented as a C library).</text:p>
      <text:p text:style-name="Preformatted_20_Text">In order to use the SDK for creating signatures with the eidcard, request the certificates, etc, .. one simply has to follow the pkcs11 API.</text:p>
      <text:p text:style-name="Preformatted_20_Text"/>
      <text:h text:style-name="P12" text:outline-level="2">Card Data</text:h>
      <text:p text:style-name="Preformatted_20_Text">The data stored on the card is presented to the developer as pkcs11 'objects'.</text:p>
      <text:p text:style-name="Preformatted_20_Text"/>
      <text:h text:style-name="P13" text:outline-level="3">Certificates</text:h>
      <text:p text:style-name="Preformatted_20_Text">The certificates can be retrieved by searching for objects which have their CKA_CLASS attribute set to CKO_CERTIFICATE</text:p>
      <text:p text:style-name="Preformatted_20_Text">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reformatted_20_Text">The identity and address data can be retrieved by searching for objects which have their CKA_CLASS attribute set to CKO_DATA. </text:p>
      <text:p text:style-name="Preformatted_20_Text">When CKA_CLASS is not specified, no card data (object with CKA_CLASS equal to CKO_DATA) will be returned.</text:p>
      <text:p text:style-name="Preformatted_20_Text">This behaviour is implemented this way, because we are obliged to show a card data access warning when we access the card data, and we do not want to show this warning e.g. when a webbrowser requests all items on the eid card.</text:p>
      <text:h text:style-name="P14" text:outline-level="4">The files (unparsed)</text:h>
      <text:p text:style-name="Preformatted_20_Text">You can retrieve the unparsed files by looking for objects which have their CKA_LABEL attribute set to one of the following:</text:p>
      <text:p text:style-name="Preformatted_20_Text"/>
      <table:table table:name="Table1" table:style-name="Table1">
        <table:table-column table:style-name="Table1.A"/>
        <table:table-column table:style-name="Table1.B"/>
        <table:table-column table:style-name="Table1.C"/>
        <table:table-row>
          <table:table-cell table:style-name="Table1.A1" office:value-type="string">
            <text:p text:style-name="P10">CKA_CLASS</text:p>
          </table:table-cell>
          <table:table-cell table:style-name="Table1.A1" office:value-type="string">
            <text:p text:style-name="P10">CKA_LABEL</text:p>
          </table:table-cell>
          <table:table-cell table:style-name="Table1.C1" office:value-type="string">
            <text:p text:style-name="P16"/>
          </table:table-cell>
        </table:table-row>
        <table:table-row>
          <table:table-cell table:style-name="Table1.A2" office:value-type="string">
            <text:p text:style-name="P9">CKO_DATA</text:p>
          </table:table-cell>
          <table:table-cell table:style-name="Table1.A2" office:value-type="string">
            <text:p text:style-name="P9">DATA_FILE</text:p>
          </table:table-cell>
          <table:table-cell table:style-name="Table1.C2" office:value-type="string">
            <text:p text:style-name="P9">the identity data file</text:p>
          </table:table-cell>
        </table:table-row>
        <table:table-row>
          <table:table-cell table:style-name="Table1.A3" office:value-type="string">
            <text:p text:style-name="P9">CKO_DATA</text:p>
          </table:table-cell>
          <table:table-cell table:style-name="Table1.A2" office:value-type="string">
            <text:p text:style-name="P9">ADDRESS_FILE</text:p>
          </table:table-cell>
          <table:table-cell table:style-name="Table1.C2" office:value-type="string">
            <text:p text:style-name="P9">the address file</text:p>
          </table:table-cell>
        </table:table-row>
        <table:table-row>
          <table:table-cell table:style-name="Table1.A2" office:value-type="string">
            <text:p text:style-name="P9">CKO_DATA</text:p>
          </table:table-cell>
          <table:table-cell table:style-name="Table1.A2" office:value-type="string">
            <text:p text:style-name="P9">PHOTO_FILE</text:p>
          </table:table-cell>
          <table:table-cell table:style-name="Table1.C2" office:value-type="string">
            <text:p text:style-name="P9">the photo</text:p>
          </table:table-cell>
        </table:table-row>
        <table:table-row>
          <table:table-cell table:style-name="Table1.A2" office:value-type="string">
            <text:p text:style-name="P9">CKO_DATA</text:p>
          </table:table-cell>
          <table:table-cell table:style-name="Table1.A2" office:value-type="string">
            <text:p text:style-name="P9">SIGN_DATA_FILE</text:p>
          </table:table-cell>
          <table:table-cell table:style-name="Table1.C2" office:value-type="string">
            <text:p text:style-name="P9">the signature of the identity file</text:p>
          </table:table-cell>
        </table:table-row>
        <table:table-row>
          <table:table-cell table:style-name="Table1.A2" office:value-type="string">
            <text:p text:style-name="P9">CKO_DATA</text:p>
          </table:table-cell>
          <table:table-cell table:style-name="Table1.A2" office:value-type="string">
            <text:p text:style-name="P9">SIGN_ADDRESS_FILE</text:p>
          </table:table-cell>
          <table:table-cell table:style-name="Table1.C2" office:value-type="string">
            <text:p text:style-name="P9">the signature of the address file</text:p>
          </table:table-cell>
        </table:table-row>
      </table:table>
      <text:p text:style-name="Preformatted_20_Text"/>
      <text:p text:style-name="Preformatted_20_Text"/>
      <text:p text:style-name="Preformatted_20_Text">Please note that no signature checks are performed by the eid SDK 4.0 when retrieving card data, it is up to the developer to check if the signature files match the corresponding files.</text:p>
      <text:p text:style-name="Preformatted_20_Text">For more info about the files, please refer to the 'belgian_electronic_identity_card_content.pdf' document.</text:p>
      <text:p text:style-name="Preformatted_20_Text"/>
      <text:h text:style-name="Heading_20_4" text:outline-level="4">Parsed Data</text:h>
      <text:p text:style-name="Preformatted_20_Text">You can also retrieve parsed data that was contained within one of the above files:</text:p>
      <text:p text:style-name="Preformatted_20_Text">Parsed data from the data file will have their CKA_LABEL attribute set to one of the below:</text:p>
      <text:p text:style-name="Preformatted_20_Text">(All values are UTF-8 encoded, unless otherwise specified)</text:p>
      <text:p text:style-name="Preformatted_20_Text"/>
      <text:list xml:id="list32122426" text:style-name="L1">
        <text:list-item>
          <text:p text:style-name="P6"><text:soft-page-break/>parsed data from the identity file:</text:p>
          <text:p text:style-name="P6"/>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CKA_CLASS</text:p>
          </table:table-cell>
          <table:table-cell table:style-name="Table2.A1" office:value-type="string">
            <text:p text:style-name="P10">CKA_LABEL</text:p>
          </table:table-cell>
          <table:table-cell table:style-name="Table2.C1" office:value-type="string">
            <text:p text:style-name="P16"/>
          </table:table-cell>
        </table:table-row>
        <table:table-row>
          <table:table-cell table:style-name="Table2.A2" office:value-type="string">
            <text:p text:style-name="P9">CKO_DATA</text:p>
          </table:table-cell>
          <table:table-cell table:style-name="Table2.A2" office:value-type="string">
            <text:p text:style-name="P9">card_number</text:p>
          </table:table-cell>
          <table:table-cell table:style-name="Table2.C2" office:value-type="string">
            <text:p text:style-name="P9"/>
          </table:table-cell>
        </table:table-row>
        <table:table-row>
          <table:table-cell table:style-name="Table2.A2" office:value-type="string">
            <text:p text:style-name="P9">CKO_DATA</text:p>
          </table:table-cell>
          <table:table-cell table:style-name="Table2.A2" office:value-type="string">
            <text:p text:style-name="P15">chip_number</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validity_begin_date</text:p>
          </table:table-cell>
          <table:table-cell table:style-name="Table2.C2" office:value-type="string">
            <text:p text:style-name="P9">the card validity begin date</text:p>
          </table:table-cell>
        </table:table-row>
        <table:table-row>
          <table:table-cell table:style-name="Table2.A2" office:value-type="string">
            <text:p text:style-name="P9">CKO_DATA</text:p>
          </table:table-cell>
          <table:table-cell table:style-name="Table2.A2" office:value-type="string">
            <text:p text:style-name="P15">validity_end_date</text:p>
          </table:table-cell>
          <table:table-cell table:style-name="Table2.C2" office:value-type="string">
            <text:p text:style-name="P9">the card validity end date</text:p>
          </table:table-cell>
        </table:table-row>
        <table:table-row>
          <table:table-cell table:style-name="Table2.A2" office:value-type="string">
            <text:p text:style-name="P9">CKO_DATA</text:p>
          </table:table-cell>
          <table:table-cell table:style-name="Table2.A2" office:value-type="string">
            <text:p text:style-name="P15">issuing_municipality</text:p>
          </table:table-cell>
          <table:table-cell table:style-name="Table2.C2" office:value-type="string">
            <text:p text:style-name="P9">the card delivery municipality</text:p>
          </table:table-cell>
        </table:table-row>
        <table:table-row>
          <table:table-cell table:style-name="Table2.A2" office:value-type="string">
            <text:p text:style-name="P9">CKO_DATA</text:p>
          </table:table-cell>
          <table:table-cell table:style-name="Table2.A2" office:value-type="string">
            <text:p text:style-name="P15">national_number</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surname</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firstnames</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first_letter_of_third_given_name</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nationality</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location_of_birth</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date_of_birth</text:p>
          </table:table-cell>
          <table:table-cell table:style-name="Table2.C2" office:value-type="string">
            <text:p text:style-name="P9">Birth date, encoded as (see below)</text:p>
          </table:table-cell>
        </table:table-row>
        <table:table-row>
          <table:table-cell table:style-name="Table2.A2" office:value-type="string">
            <text:p text:style-name="P9">CKO_DATA</text:p>
          </table:table-cell>
          <table:table-cell table:style-name="Table2.A2" office:value-type="string">
            <text:p text:style-name="P15">gender</text:p>
          </table:table-cell>
          <table:table-cell table:style-name="Table2.C2" office:value-type="string">
            <text:p text:style-name="P9">M: man / F/V/W: woman</text:p>
          </table:table-cell>
        </table:table-row>
        <table:table-row>
          <table:table-cell table:style-name="Table2.A2" office:value-type="string">
            <text:p text:style-name="P9">CKO_DATA</text:p>
          </table:table-cell>
          <table:table-cell table:style-name="Table2.A2" office:value-type="string">
            <text:p text:style-name="P15">nobility</text:p>
          </table:table-cell>
          <table:table-cell table:style-name="Table2.C2" office:value-type="string">
            <text:p text:style-name="P9">noble condition</text:p>
          </table:table-cell>
        </table:table-row>
        <table:table-row>
          <table:table-cell table:style-name="Table2.A2" office:value-type="string">
            <text:p text:style-name="P9">CKO_DATA</text:p>
          </table:table-cell>
          <table:table-cell table:style-name="Table2.A2" office:value-type="string">
            <text:p text:style-name="P15">document_type</text:p>
          </table:table-cell>
          <table:table-cell table:style-name="Table2.C2" office:value-type="string">
            <text:p text:style-name="P9">type of document, for list of values, see below</text:p>
          </table:table-cell>
        </table:table-row>
        <table:table-row>
          <table:table-cell table:style-name="Table2.A2" office:value-type="string">
            <text:p text:style-name="P9">CKO_DATA</text:p>
          </table:table-cell>
          <table:table-cell table:style-name="Table2.A2" office:value-type="string">
            <text:p text:style-name="P15">special_status</text:p>
          </table:table-cell>
          <table:table-cell table:style-name="Table2.C2" office:value-type="string">
            <text:p text:style-name="P4">0: No status </text:p>
            <text:p text:style-name="P9">2: Extended minority</text:p>
          </table:table-cell>
        </table:table-row>
        <table:table-row>
          <table:table-cell table:style-name="Table2.A2" office:value-type="string">
            <text:p text:style-name="P9">CKO_DATA</text:p>
          </table:table-cell>
          <table:table-cell table:style-name="Table2.A2" office:value-type="string">
            <text:p text:style-name="P15">photo_hash</text:p>
          </table:table-cell>
          <table:table-cell table:style-name="Table2.C2" office:value-type="string">
            <text:p text:style-name="P9">hash of the photo file</text:p>
          </table:table-cell>
        </table:table-row>
        <table:table-row>
          <table:table-cell table:style-name="Table2.A2" office:value-type="string">
            <text:p text:style-name="P9">CKO_DATA</text:p>
          </table:table-cell>
          <table:table-cell table:style-name="Table2.A2" office:value-type="string">
            <text:p text:style-name="P15">duplicata</text:p>
          </table:table-cell>
          <table:table-cell table:style-name="Table2.C2" office:value-type="string">
            <text:p text:style-name="P15"/>
          </table:table-cell>
        </table:table-row>
        <table:table-row>
          <table:table-cell table:style-name="Table2.A2" office:value-type="string">
            <text:p text:style-name="P9">CKO_DATA</text:p>
          </table:table-cell>
          <table:table-cell table:style-name="Table2.A2" office:value-type="string">
            <text:p text:style-name="P15">special_organization</text:p>
          </table:table-cell>
          <table:table-cell table:style-name="Table2.C2" office:value-type="string">
            <text:p text:style-name="P4">1: SHAPE</text:p>
            <text:p text:style-name="P9">2: NATO</text:p>
          </table:table-cell>
        </table:table-row>
        <table:table-row>
          <table:table-cell table:style-name="Table2.A2" office:value-type="string">
            <text:p text:style-name="P9">CKO_DATA</text:p>
          </table:table-cell>
          <table:table-cell table:style-name="Table2.A2" office:value-type="string">
            <text:p text:style-name="P15">member_of_family</text:p>
          </table:table-cell>
          <table:table-cell table:style-name="Table2.C2" office:value-type="string">
            <text:p text:style-name="P9">(this is a boolean value)</text:p>
          </table:table-cell>
        </table:table-row>
      </table:table>
      <text:p text:style-name="Preformatted_20_Text"/>
      <text:p text:style-name="Preformatted_20_Text">"Date_Of_Birth" : Birth date, encoded as </text:p>
      <text:p text:style-name="Preformatted_20_Text"><text:tab/>DD mmmm YYYY (Dutch and French card)</text:p>
      <text:p text:style-name="Preformatted_20_Text"><text:tab/>or DD.mmm.YYYY (German card)</text:p>
      <text:p text:style-name="P11"/>
      <table:table table:name="Birthmonths" table:style-name="Birthmonths">
        <table:table-column table:style-name="Birthmonths.A"/>
        <table:table-column table:style-name="Birthmonths.B"/>
        <table:table-column table:style-name="Birthmonths.C"/>
        <table:table-column table:style-name="Birthmonths.D"/>
        <table:table-column table:style-name="Birthmonths.E"/>
        <table:table-column table:style-name="Birthmonths.F"/>
        <table:table-column table:style-name="Birthmonths.G"/>
        <table:table-column table:style-name="Birthmonths.H"/>
        <table:table-column table:style-name="Birthmonths.I"/>
        <table:table-column table:style-name="Birthmonths.J"/>
        <table:table-column table:style-name="Birthmonths.F"/>
        <table:table-column table:style-name="Birthmonths.G"/>
        <table:table-column table:style-name="Birthmonths.M"/>
        <table:table-row>
          <table:table-cell table:style-name="Birthmonths.A1" table:number-columns-spanned="13" office:value-type="string">
            <text:p text:style-name="P2">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Birthmonths.A2" office:value-type="string">
            <text:p text:style-name="P1">French</text:p>
          </table:table-cell>
          <table:table-cell table:style-name="Birthmonths.A2" office:value-type="string">
            <text:p text:style-name="P1">JAN</text:p>
          </table:table-cell>
          <table:table-cell table:style-name="Birthmonths.A2" office:value-type="string">
            <text:p text:style-name="P1">FEV</text:p>
          </table:table-cell>
          <table:table-cell table:style-name="Birthmonths.A2" office:value-type="string">
            <text:p text:style-name="P1">MARS</text:p>
          </table:table-cell>
          <table:table-cell table:style-name="Birthmonths.A2" office:value-type="string">
            <text:p text:style-name="P1">AVR</text:p>
          </table:table-cell>
          <table:table-cell table:style-name="Birthmonths.A2" office:value-type="string">
            <text:p text:style-name="P1">MAI</text:p>
          </table:table-cell>
          <table:table-cell table:style-name="Birthmonths.A2" office:value-type="string">
            <text:p text:style-name="P1">JUIN</text:p>
          </table:table-cell>
          <table:table-cell table:style-name="Birthmonths.A2" office:value-type="string">
            <text:p text:style-name="P1">JUIL</text:p>
          </table:table-cell>
          <table:table-cell table:style-name="Birthmonths.A2" office:value-type="string">
            <text:p text:style-name="P1">AOUT</text:p>
          </table:table-cell>
          <table:table-cell table:style-name="Birthmonths.A2" office:value-type="string">
            <text:p text:style-name="P1">SEPT</text:p>
          </table:table-cell>
          <table:table-cell table:style-name="Birthmonths.A2" office:value-type="string">
            <text:p text:style-name="P1">OCT</text:p>
          </table:table-cell>
          <table:table-cell table:style-name="Birthmonths.A2" office:value-type="string">
            <text:p text:style-name="P1">NOV</text:p>
          </table:table-cell>
          <table:table-cell table:style-name="Birthmonths.M2" office:value-type="string">
            <text:p text:style-name="P1">DEC</text:p>
          </table:table-cell>
        </table:table-row>
        <table:table-row>
          <table:table-cell table:style-name="Birthmonths.A2" office:value-type="string">
            <text:p text:style-name="P1">Dutch</text:p>
          </table:table-cell>
          <table:table-cell table:style-name="Birthmonths.A2" office:value-type="string">
            <text:p text:style-name="P1">JAN</text:p>
          </table:table-cell>
          <table:table-cell table:style-name="Birthmonths.A2" office:value-type="string">
            <text:p text:style-name="P1">FEB</text:p>
          </table:table-cell>
          <table:table-cell table:style-name="Birthmonths.A2" office:value-type="string">
            <text:p text:style-name="P1">MAAR</text:p>
          </table:table-cell>
          <table:table-cell table:style-name="Birthmonths.A2" office:value-type="string">
            <text:p text:style-name="P1">APR</text:p>
          </table:table-cell>
          <table:table-cell table:style-name="Birthmonths.A2" office:value-type="string">
            <text:p text:style-name="P1">MEI</text:p>
          </table:table-cell>
          <table:table-cell table:style-name="Birthmonths.A2" office:value-type="string">
            <text:p text:style-name="P1">JUN</text:p>
          </table:table-cell>
          <table:table-cell table:style-name="Birthmonths.A2" office:value-type="string">
            <text:p text:style-name="P1">JUL</text:p>
          </table:table-cell>
          <table:table-cell table:style-name="Birthmonths.A2" office:value-type="string">
            <text:p text:style-name="P1">AUG</text:p>
          </table:table-cell>
          <table:table-cell table:style-name="Birthmonths.A2" office:value-type="string">
            <text:p text:style-name="P1">SEP</text:p>
          </table:table-cell>
          <table:table-cell table:style-name="Birthmonths.A2" office:value-type="string">
            <text:p text:style-name="P1">OKT</text:p>
          </table:table-cell>
          <table:table-cell table:style-name="Birthmonths.A2" office:value-type="string">
            <text:p text:style-name="P1">NOV</text:p>
          </table:table-cell>
          <table:table-cell table:style-name="Birthmonths.M2" office:value-type="string">
            <text:p text:style-name="P1">DEC</text:p>
          </table:table-cell>
        </table:table-row>
        <table:table-row>
          <table:table-cell table:style-name="Birthmonths.A2" office:value-type="string">
            <text:p text:style-name="P1">German</text:p>
          </table:table-cell>
          <table:table-cell table:style-name="Birthmonths.A2" office:value-type="string">
            <text:p text:style-name="P1">JAN</text:p>
          </table:table-cell>
          <table:table-cell table:style-name="Birthmonths.A2" office:value-type="string">
            <text:p text:style-name="P1">FEB</text:p>
          </table:table-cell>
          <table:table-cell table:style-name="Birthmonths.A2" office:value-type="string">
            <text:p text:style-name="P1">M<text:span text:style-name="T1">Ӓ</text:span><text:span text:style-name="T2">R</text:span></text:p>
          </table:table-cell>
          <table:table-cell table:style-name="Birthmonths.A2" office:value-type="string">
            <text:p text:style-name="P1">APR</text:p>
          </table:table-cell>
          <table:table-cell table:style-name="Birthmonths.A2" office:value-type="string">
            <text:p text:style-name="P1">MAI</text:p>
          </table:table-cell>
          <table:table-cell table:style-name="Birthmonths.A2" office:value-type="string">
            <text:p text:style-name="P1">JUN</text:p>
          </table:table-cell>
          <table:table-cell table:style-name="Birthmonths.A2" office:value-type="string">
            <text:p text:style-name="P1">JUL</text:p>
          </table:table-cell>
          <table:table-cell table:style-name="Birthmonths.A2" office:value-type="string">
            <text:p text:style-name="P1">AUG</text:p>
          </table:table-cell>
          <table:table-cell table:style-name="Birthmonths.A2" office:value-type="string">
            <text:p text:style-name="P1">SEP</text:p>
          </table:table-cell>
          <table:table-cell table:style-name="Birthmonths.A2" office:value-type="string">
            <text:p text:style-name="P1">OKT</text:p>
          </table:table-cell>
          <table:table-cell table:style-name="Birthmonths.A2" office:value-type="string">
            <text:p text:style-name="P1">NOV</text:p>
          </table:table-cell>
          <table:table-cell table:style-name="Birthmonths.M2" office:value-type="string">
            <text:p text:style-name="P1">DEZ</text:p>
          </table:table-cell>
        </table:table-row>
      </table:table>
      <text:p text:style-name="P3"/>
      <text:p text:style-name="Preformatted_20_Text"/>
      <text:p text:style-name="Preformatted_20_Text">"Document_Type" : type of document, can be one of the below values:</text:p>
      <text:p text:style-name="Preformatted_20_Text"><text:tab/>1: Belgian citizen </text:p>
      <text:p text:style-name="Preformatted_20_Text"><text:tab/>6: Kids card (&lt; 12 year) </text:p>
      <text:p text:style-name="Preformatted_20_Text"><text:tab/>7: Bootstrap card </text:p>
      <text:p text:style-name="Preformatted_20_Text"><text:tab/>8: “Habilitation / Machtigings-” card</text:p>
      <text:p text:style-name="Preformatted_20_Text"><text:tab/>11: Foreigner card type A</text:p>
      <text:p text:style-name="Preformatted_20_Text"><text:tab/>12: Foreigner card type B</text:p>
      <text:p text:style-name="Preformatted_20_Text"><text:tab/>13: Foreigner card type C</text:p>
      <text:p text:style-name="Preformatted_20_Text"><text:tab/>14: Foreigner card type D</text:p>
      <text:p text:style-name="Preformatted_20_Text"><text:tab/>15: Foreigner card type E</text:p>
      <text:p text:style-name="Preformatted_20_Text"><text:tab/>16: Foreigner card type E+</text:p>
      <text:p text:style-name="Preformatted_20_Text"><text:tab/>17: Foreigner card type F+</text:p>
      <text:p text:style-name="Preformatted_20_Text"><text:tab/>18: Foreigner card type F+</text:p>
      <text:p text:style-name="Preformatted_20_Text"><text:soft-page-break/></text:p>
      <text:list xml:id="list32122786" text:style-name="L2">
        <text:list-item>
          <text:p text:style-name="P7">parsed data from the address file:</text:p>
        </text:list-item>
      </text:list>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10">CKA_CLASS</text:p>
          </table:table-cell>
          <table:table-cell table:style-name="Table3.A1" office:value-type="string">
            <text:p text:style-name="P10">CKA_LABEL</text:p>
          </table:table-cell>
          <table:table-cell table:style-name="Table3.C1" office:value-type="string">
            <text:p text:style-name="P16"/>
          </table:table-cell>
        </table:table-row>
        <table:table-row>
          <table:table-cell table:style-name="Table3.A2" office:value-type="string">
            <text:p text:style-name="P9">CKO_DATA</text:p>
          </table:table-cell>
          <table:table-cell table:style-name="Table3.A2" office:value-type="string">
            <text:p text:style-name="P9">address_street_and_number</text:p>
          </table:table-cell>
          <table:table-cell table:style-name="Table3.C2" office:value-type="string">
            <text:p text:style-name="P9">the streetname and number</text:p>
          </table:table-cell>
        </table:table-row>
        <table:table-row>
          <table:table-cell table:style-name="Table3.A2" office:value-type="string">
            <text:p text:style-name="P9">CKO_DATA</text:p>
          </table:table-cell>
          <table:table-cell table:style-name="Table3.A2" office:value-type="string">
            <text:p text:style-name="P15">address_zip</text:p>
          </table:table-cell>
          <table:table-cell table:style-name="Table3.C2" office:value-type="string">
            <text:p text:style-name="P9">the zip-code of your town/city</text:p>
          </table:table-cell>
        </table:table-row>
        <table:table-row>
          <table:table-cell table:style-name="Table3.A2" office:value-type="string">
            <text:p text:style-name="P9">CKO_DATA</text:p>
          </table:table-cell>
          <table:table-cell table:style-name="Table3.A2" office:value-type="string">
            <text:p text:style-name="P15">address_municipality</text:p>
          </table:table-cell>
          <table:table-cell table:style-name="Table3.C2" office:value-type="string">
            <text:p text:style-name="P9">your town/city</text:p>
          </table:table-cell>
        </table:table-row>
      </table:table>
      <text:p text:style-name="P5"/>
      <text:p text:style-name="Preformatted_20_Text"/>
      <text:list xml:id="list32125689" text:style-name="L3">
        <text:list-item>
          <text:p text:style-name="P8">the RN certificate</text:p>
          <text:p text:style-name="P8"/>
        </text:list-item>
      </text:list>
      <text:p text:style-name="Preformatted_20_Text">The certificate used to sign the photo file can be found as pkcs11 object with CKA_CLASS attribute set to CKO_DATA, and CKA_LABEL set to CERT_RN_FILE</text:p>
      <text:p text:style-name="Preformatted_20_Text">Although the CERT_RN_FILE is a certificate, we added it to the CKO_DATA objects, as it is not used for signing or authenticating and would only slow down the applications that are searching for the signing and authentication signatures on the card.</text:p>
      <text:p text:style-name="Preformatted_20_Text">The purpose of the <text:s/>CERT_RN_FILE is to check the signatures of the data files.</text:p>
      <text:p text:style-name="Preformatted_20_Text"/>
      <table:table table:name="Table4" table:style-name="Table4">
        <table:table-column table:style-name="Table4.A"/>
        <table:table-column table:style-name="Table4.B"/>
        <table:table-column table:style-name="Table4.C"/>
        <table:table-row>
          <table:table-cell table:style-name="Table4.A1" office:value-type="string">
            <text:p text:style-name="P10">CKA_CLASS</text:p>
          </table:table-cell>
          <table:table-cell table:style-name="Table4.A1" office:value-type="string">
            <text:p text:style-name="P10">CKA_LABEL</text:p>
          </table:table-cell>
          <table:table-cell table:style-name="Table4.C1" office:value-type="string">
            <text:p text:style-name="P16"/>
          </table:table-cell>
        </table:table-row>
        <table:table-row>
          <table:table-cell table:style-name="Table4.A2" office:value-type="string">
            <text:p text:style-name="P9">CKO_DATA</text:p>
          </table:table-cell>
          <table:table-cell table:style-name="Table4.A2" office:value-type="string">
            <text:p text:style-name="P9">CERT_RN_FILE</text:p>
          </table:table-cell>
          <table:table-cell table:style-name="Table4.C2" office:value-type="string">
            <text:p text:style-name="P9">RN Certificate</text:p>
          </table:table-cell>
        </table:table-row>
      </table:table>
      <text:h text:style-name="Heading_20_4" text:outline-level="4">Card Info</text:h>
      <text:p text:style-name="Preformatted_20_Text">Extra information about the eidcard be can found as object with CKA_CLASS attribute set to CKO_DATA, and CKA_LABEL set to:</text:p>
      <text:p text:style-name="Preformatted_20_Text"/>
      <table:table table:name="Table5" table:style-name="Table5">
        <table:table-column table:style-name="Table5.A"/>
        <table:table-column table:style-name="Table5.B"/>
        <table:table-column table:style-name="Table5.C"/>
        <table:table-row>
          <table:table-cell table:style-name="Table5.A1" office:value-type="string">
            <text:p text:style-name="P10">CKA_CLASS</text:p>
          </table:table-cell>
          <table:table-cell table:style-name="Table5.A1" office:value-type="string">
            <text:p text:style-name="P10">CKA_LABEL</text:p>
          </table:table-cell>
          <table:table-cell table:style-name="Table5.C1" office:value-type="string">
            <text:p text:style-name="P16"/>
          </table:table-cell>
        </table:table-row>
        <table:table-row>
          <table:table-cell table:style-name="Table5.A2" office:value-type="string">
            <text:p text:style-name="P9">CKO_DATA</text:p>
          </table:table-cell>
          <table:table-cell table:style-name="Table5.A2" office:value-type="string">
            <text:p text:style-name="P9">CARD_DATA</text:p>
          </table:table-cell>
          <table:table-cell table:style-name="Table5.C2" office:value-type="string">
            <text:p text:style-name="P4">the extra card data as a <text:span text:style-name="T4">file</text:span></text:p>
          </table:table-cell>
        </table:table-row>
      </table:table>
      <text:p text:style-name="Preformatted_20_Text"/>
      <text:p text:style-name="Preformatted_20_Text">parsed info from this file can be found as objects with CKA_LABEL equal to:</text:p>
      <text:p text:style-name="Preformatted_20_Text"/>
      <table:table table:name="Table6" table:style-name="Table6">
        <table:table-column table:style-name="Table6.A"/>
        <table:table-column table:style-name="Table6.B"/>
        <table:table-column table:style-name="Table6.C"/>
        <table:table-row>
          <table:table-cell table:style-name="Table6.A1" office:value-type="string">
            <text:p text:style-name="P10">CKA_CLASS</text:p>
          </table:table-cell>
          <table:table-cell table:style-name="Table6.A1" office:value-type="string">
            <text:p text:style-name="P10">CKA_LABEL</text:p>
          </table:table-cell>
          <table:table-cell table:style-name="Table6.C1" office:value-type="string">
            <text:p text:style-name="P16"/>
          </table:table-cell>
        </table:table-row>
        <table:table-row>
          <table:table-cell table:style-name="Table6.A2" office:value-type="string">
            <text:p text:style-name="P9">CKO_DATA</text:p>
          </table:table-cell>
          <table:table-cell table:style-name="Table6.A2" office:value-type="string">
            <text:p text:style-name="P9">carddata_serialnumber</text:p>
          </table:table-cell>
          <table:table-cell table:style-name="Table6.C2" office:value-type="string">
            <text:p text:style-name="P4">the extra card data as a <text:span text:style-name="T4">file</text:span></text:p>
          </table:table-cell>
        </table:table-row>
        <table:table-row>
          <table:table-cell table:style-name="Table6.A2" office:value-type="string">
            <text:p text:style-name="P9"/>
          </table:table-cell>
          <table:table-cell table:style-name="Table6.A2" office:value-type="string">
            <text:p text:style-name="P9">carddata_comp_code</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os_number</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os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soft_mask_number</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soft_mask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appl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glob_os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appl_int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pkcs1_support</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appl_lifecycle</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key_exchange_version</text:p>
          </table:table-cell>
          <table:table-cell table:style-name="Table6.C2" office:value-type="string">
            <text:p text:style-name="P4"/>
          </table:table-cell>
        </table:table-row>
        <table:table-row>
          <table:table-cell table:style-name="Table6.A2" office:value-type="string">
            <text:p text:style-name="P9"/>
          </table:table-cell>
          <table:table-cell table:style-name="Table6.A2" office:value-type="string">
            <text:p text:style-name="P9">carddata_signature</text:p>
          </table:table-cell>
          <table:table-cell table:style-name="Table6.C2" office:value-type="string">
            <text:p text:style-name="P4"/>
          </table:table-cell>
        </table:table-row>
      </table:table>
      <text:p text:style-name="Preformatted_20_Text"/>
      <text:p text:style-name="Preformatted_20_Text">The ATR of the card can also be requested by searching for objects with CKA_CLASS attribute set to CKO_DATA and CKA_LABEL set to “ATR”.</text:p>
      <text:p text:style-name="Preformatted_20_Text"/>
      <table:table table:name="Table7" table:style-name="Table7">
        <table:table-column table:style-name="Table7.A"/>
        <table:table-column table:style-name="Table7.B"/>
        <table:table-column table:style-name="Table7.C"/>
        <table:table-row>
          <table:table-cell table:style-name="Table7.A1" office:value-type="string">
            <text:p text:style-name="P10">CKA_CLASS</text:p>
          </table:table-cell>
          <table:table-cell table:style-name="Table7.A1" office:value-type="string">
            <text:p text:style-name="P10">CKA_LABEL</text:p>
          </table:table-cell>
          <table:table-cell table:style-name="Table7.C1" office:value-type="string">
            <text:p text:style-name="P16"/>
          </table:table-cell>
        </table:table-row>
        <table:table-row>
          <table:table-cell table:style-name="Table7.A2" office:value-type="string">
            <text:p text:style-name="P9">CKO_DATA</text:p>
          </table:table-cell>
          <table:table-cell table:style-name="Table7.A2" office:value-type="string">
            <text:p text:style-name="P9">ATR</text:p>
          </table:table-cell>
          <table:table-cell table:style-name="Table7.C2" office:value-type="string">
            <text:p text:style-name="P4">the <text:span text:style-name="T4">answer to reset of the card</text:span></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N663~35d" svg:font-family="N663~35d"/>
    <style:font-face style:name="N677" svg:font-family="N677"/>
    <style:font-face style:name="N677~35a" svg:font-family="N677~35a"/>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date>2011-12-09T12:44:16.56</dc:date>
    <meta:generator>OpenOffice.org/3.1$Win32 OpenOffice.org_project/310m19$Build-9420</meta:generator>
    <meta:editing-duration>PT04H13M37S</meta:editing-duration>
    <meta:editing-cycles>9</meta:editing-cycles>
    <dc:creator>Frederik </dc:creator>
    <meta:document-statistic meta:table-count="8" meta:image-count="0" meta:object-count="0" meta:page-count="4" meta:paragraph-count="207" meta:word-count="836" meta:character-count="5261"/>
  </office:meta>
</office:document-meta>
</file>